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FilterTest.test_toJS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FilterTest.apply( Object source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FilterTest.test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FilterTest.test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FilterTest.test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opertyFilt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pertyFilterTest.test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